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">
      <style:paragraph-properties fo:margin-top="0in" fo:margin-bottom="0in"/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P19" style:family="paragraph" style:parent-style-name="Text_20_body" style:list-style-name="L6">
      <style:paragraph-properties fo:margin-top="0in" fo:margin-bottom="0in"/>
    </style:style>
    <style:style style:name="P20" style:family="paragraph" style:parent-style-name="Text_20_body" style:list-style-name="L7">
      <style:paragraph-properties fo:margin-top="0in" fo:margin-bottom="0in"/>
    </style:style>
    <style:style style:name="P21" style:family="paragraph" style:parent-style-name="Text_20_body" style:list-style-name="L8">
      <style:paragraph-properties fo:margin-top="0in" fo:margin-bottom="0in"/>
    </style:style>
    <style:style style:name="P22" style:family="paragraph" style:parent-style-name="Text_20_body" style:list-style-name="L10">
      <style:paragraph-properties fo:margin-top="0in" fo:margin-bottom="0in"/>
    </style:style>
    <style:style style:name="P23" style:family="paragraph" style:parent-style-name="Text_20_body" style:list-style-name="L11">
      <style:paragraph-properties fo:margin-top="0in" fo:margin-bottom="0in"/>
    </style:style>
    <style:style style:name="P24" style:family="paragraph" style:parent-style-name="Text_20_body" style:list-style-name="L12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олный список терминов, понятий и их описание, по категориям</text:p>
      <text:p text:style-name="Standard">ChatGPT</text:p>
      <text:p text:style-name="P1">ChatGPT</text:p>
      <text:p text:style-name="Text_20_body">Конечно, вот полный список терминов, понятий и их описаний по категориям для изучения PHP:</text:p>
      <text:h text:style-name="Heading_20_3" text:outline-level="3">Основы PHP:</text:h>
      <text:list xml:id="list2934308592560335626" text:style-name="L1">
        <text:list-item>
          <text:p text:style-name="P14"><text:span text:style-name="Strong_20_Emphasis">PHP (PHP: Hypertext Preprocessor)</text:span>: Скриптовый язык программирования, используемый для разработки динамических веб-сайтов и веб-приложений.</text:p>
        </text:list-item>
        <text:list-item>
          <text:p text:style-name="P14"><text:span text:style-name="Strong_20_Emphasis">Синтаксис PHP</text:span>: Правила и структура языка PHP.</text:p>
        </text:list-item>
        <text:list-item>
          <text:p text:style-name="P14"><text:span text:style-name="Strong_20_Emphasis">Переменные и типы данных</text:span>: Хранилища информации и их типы (строки, числа, массивы и т. д.).</text:p>
        </text:list-item>
        <text:list-item>
          <text:p text:style-name="P14"><text:span text:style-name="Strong_20_Emphasis">Операторы и выражения</text:span>: Действия и операции, выполняемые над данными.</text:p>
        </text:list-item>
        <text:list-item>
          <text:p text:style-name="P14"><text:span text:style-name="Strong_20_Emphasis">Управляющие структуры</text:span>: Конструкции, позволяющие управлять потоком выполнения кода (условия, циклы и т. д.).</text:p>
        </text:list-item>
        <text:list-item>
          <text:p text:style-name="P2"><text:span text:style-name="Strong_20_Emphasis">Функции</text:span>: Блоки кода, которые могут быть вызваны для выполнения определенной задачи.</text:p>
        </text:list-item>
      </text:list>
      <text:h text:style-name="Heading_20_3" text:outline-level="3">Работа с формами и данными:</text:h>
      <text:list xml:id="list708153953430846590" text:style-name="L2">
        <text:list-item>
          <text:p text:style-name="P15"><text:span text:style-name="Strong_20_Emphasis">Обработка данных из HTML-форм</text:span>: Получение и обработка данных, отправленных из HTML-форм.</text:p>
        </text:list-item>
        <text:list-item>
          <text:p text:style-name="P15"><text:span text:style-name="Strong_20_Emphasis">Валидация данных</text:span>: Проверка данных на соответствие определенным правилам и форматам.</text:p>
        </text:list-item>
        <text:list-item>
          <text:p text:style-name="P3"><text:span text:style-name="Strong_20_Emphasis">Защита от атак</text:span>: Меры безопасности для предотвращения атак, таких как инъекции SQL и XSS.</text:p>
        </text:list-item>
      </text:list>
      <text:h text:style-name="Heading_20_3" text:outline-level="3">Работа с файлами:</text:h>
      <text:list xml:id="list1257935308962707715" text:style-name="L3">
        <text:list-item>
          <text:p text:style-name="P16"><text:span text:style-name="Strong_20_Emphasis">Чтение и запись файлов</text:span>: Операции для чтения данных из файлов и записи данных в файлы.</text:p>
        </text:list-item>
        <text:list-item>
          <text:p text:style-name="P16"><text:span text:style-name="Strong_20_Emphasis">Работа с директориями</text:span>: Операции для работы с файловой системой сервера.</text:p>
        </text:list-item>
        <text:list-item>
          <text:p text:style-name="P4"><text:span text:style-name="Strong_20_Emphasis">Загрузка файлов на сервер</text:span>: Получение файлов от пользователей и сохранение их на сервере.</text:p>
        </text:list-item>
      </text:list>
      <text:h text:style-name="Heading_20_3" text:outline-level="3">Работа с базами данных:</text:h>
      <text:list xml:id="list1231699413720146897" text:style-name="L4">
        <text:list-item>
          <text:p text:style-name="P17"><text:span text:style-name="Strong_20_Emphasis">SQL (Structured Query Language)</text:span>: Язык запросов для взаимодействия с базами данных.</text:p>
        </text:list-item>
        <text:list-item>
          <text:p text:style-name="P17"><text:span text:style-name="Strong_20_Emphasis">Подключение к базе данных</text:span>: Установление соединения с базой данных из PHP.</text:p>
        </text:list-item>
        <text:list-item>
          <text:p text:style-name="P17"><text:span text:style-name="Strong_20_Emphasis">Выполнение запросов</text:span>: Отправка запросов к базе данных для извлечения, вставки, обновления или удаления данных.</text:p>
        </text:list-item>
        <text:list-item>
          <text:p text:style-name="P5"><text:span text:style-name="Strong_20_Emphasis">Защита от SQL-инъекций</text:span>: Меры безопасности для предотвращения атак на базу данных.</text:p>
        </text:list-item>
      </text:list>
      <text:h text:style-name="Heading_20_3" text:outline-level="3">Работа с сессиями и куками:</text:h>
      <text:list xml:id="list4893441914735699493" text:style-name="L5">
        <text:list-item>
          <text:p text:style-name="P18"><text:span text:style-name="Strong_20_Emphasis">Сессии</text:span>: Механизм для сохранения состояния между запросами от одного пользователя.</text:p>
        </text:list-item>
        <text:list-item>
          <text:p text:style-name="P6"><text:span text:style-name="Strong_20_Emphasis">Куки (Cookies)</text:span>: Фрагменты данных, сохраняемые на компьютере пользователя для идентификации его в последующих запросах.</text:p>
        </text:list-item>
      </text:list>
      <text:h text:style-name="Heading_20_3" text:outline-level="3"><text:soft-page-break/>Работа с HTTP-запросами и ответами:</text:h>
      <text:list xml:id="list7996045275947421809" text:style-name="L6">
        <text:list-item>
          <text:p text:style-name="P19"><text:span text:style-name="Strong_20_Emphasis">GET и POST</text:span>: Методы HTTP-запросов для передачи данных на сервер.</text:p>
        </text:list-item>
        <text:list-item>
          <text:p text:style-name="P7"><text:span text:style-name="Strong_20_Emphasis">HTTP-заголовки</text:span>: Метаданные, передаваемые вместе с HTTP-запросами и ответами.</text:p>
        </text:list-item>
      </text:list>
      <text:h text:style-name="Heading_20_3" text:outline-level="3">ООП в PHP:</text:h>
      <text:list xml:id="list2858717803330768818" text:style-name="L7">
        <text:list-item>
          <text:p text:style-name="P20"><text:span text:style-name="Strong_20_Emphasis">Классы и объекты</text:span>: Структуры данных, которые содержат свойства и методы.</text:p>
        </text:list-item>
        <text:list-item>
          <text:p text:style-name="P20"><text:span text:style-name="Strong_20_Emphasis">Наследование и полиморфизм</text:span>: Принципы ООП для создания и использования иерархий классов.</text:p>
        </text:list-item>
        <text:list-item>
          <text:p text:style-name="P8"><text:span text:style-name="Strong_20_Emphasis">Интерфейсы и абстрактные классы</text:span>: Конструкции для определения общего интерфейса объектов.</text:p>
        </text:list-item>
      </text:list>
      <text:h text:style-name="Heading_20_3" text:outline-level="3">Работа с XML и JSON:</text:h>
      <text:list xml:id="list5209790054570295803" text:style-name="L8">
        <text:list-item>
          <text:p text:style-name="P21"><text:span text:style-name="Strong_20_Emphasis">XML (Extensible Markup Language)</text:span>: Язык разметки для хранения и передачи данных.</text:p>
        </text:list-item>
        <text:list-item>
          <text:p text:style-name="P9"><text:span text:style-name="Strong_20_Emphasis">JSON (JavaScript Object Notation)</text:span>: Формат обмена данными, основанный на синтаксисе JavaScript.</text:p>
        </text:list-item>
      </text:list>
      <text:h text:style-name="Heading_20_3" text:outline-level="3">Фреймворки PHP:</text:h>
      <text:list xml:id="list2490320142254182566" text:style-name="L9">
        <text:list-item>
          <text:p text:style-name="P10"><text:span text:style-name="Strong_20_Emphasis">Laravel, Symfony, Yii и т. д.</text:span>: Популярные фреймворки PHP для быстрой и эффективной разработки веб-приложений.</text:p>
        </text:list-item>
      </text:list>
      <text:h text:style-name="Heading_20_3" text:outline-level="3">Безопасность веб-приложений:</text:h>
      <text:list xml:id="list1804452072873050677" text:style-name="L10">
        <text:list-item>
          <text:p text:style-name="P22"><text:span text:style-name="Strong_20_Emphasis">XSS (Cross-Site Scripting)</text:span>: Тип атаки, когда злоумышленник внедряет вредоносный код на страницу, которая будет выполнена у другого пользователя.</text:p>
        </text:list-item>
        <text:list-item>
          <text:p text:style-name="P22"><text:span text:style-name="Strong_20_Emphasis">CSRF (Cross-Site Request Forgery)</text:span>: Тип атаки, когда злоумышленник заставляет авторизованного пользователя выполнять действия на сайте без его ведома.</text:p>
        </text:list-item>
        <text:list-item>
          <text:p text:style-name="P11"><text:span text:style-name="Strong_20_Emphasis">Инъекции</text:span>: Атаки, когда злоумышленник внедряет вредоносные данные в систему, обычно через формы ввода данных.</text:p>
        </text:list-item>
      </text:list>
      <text:h text:style-name="Heading_20_3" text:outline-level="3">Отладка и профилирование:</text:h>
      <text:list xml:id="list4992978848147430228" text:style-name="L11">
        <text:list-item>
          <text:p text:style-name="P23"><text:span text:style-name="Strong_20_Emphasis">Отладчик</text:span>: Инструмент для поиска и исправления ошибок в коде.</text:p>
        </text:list-item>
        <text:list-item>
          <text:p text:style-name="P12"><text:span text:style-name="Strong_20_Emphasis">Профилирование</text:span>: Анализ производительности кода для оптимизации его работы.</text:p>
        </text:list-item>
      </text:list>
      <text:h text:style-name="Heading_20_3" text:outline-level="3">Интеграция с другими технологиями:</text:h>
      <text:list xml:id="list2192768477633245214" text:style-name="L12">
        <text:list-item>
          <text:p text:style-name="P24"><text:span text:style-name="Strong_20_Emphasis">AJAX (Asynchronous JavaScript and XML)</text:span>: Технология для обмена данными между браузером и сервером без перезагрузки страницы.</text:p>
        </text:list-item>
        <text:list-item>
          <text:p text:style-name="P13"><text:span text:style-name="Strong_20_Emphasis">API (Application Programming Interface)</text:span>: Интерфейс для взаимодействия между различными программами или компонентами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14$Win32 OpenOffice.org_project/4114m1$Build-9811</meta:generator>
    <dc:date>2024-05-01T01:22:34.17</dc:date>
    <meta:document-statistic meta:table-count="0" meta:image-count="0" meta:object-count="0" meta:page-count="2" meta:paragraph-count="49" meta:word-count="496" meta:character-count="3527"/>
    <dc:creator>Dima Wide</dc:creator>
    <meta:user-defined meta:name="Info 1"/>
    <meta:user-defined meta:name="Info 2"/>
    <meta:user-defined meta:name="Info 3"/>
    <meta:user-defined meta:name="Info 4"/>
  </office:meta>
</office:document-meta>
</file>